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8000000080BE49BF11.png" manifest:media-type="image/png"/>
  <manifest:file-entry manifest:full-path="Pictures/1000020100000080000000807B168E83.png" manifest:media-type="image/png"/>
  <manifest:file-entry manifest:full-path="Pictures/100002010000008000000080BD6518C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1.472cm"/>
    </style:style>
    <style:style style:name="gr3" style:family="graphic" style:parent-style-name="standard">
      <style:graphic-properties svg:stroke-width="0.05cm" svg:stroke-color="#ff6633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2.0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054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Ubuntu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829cm" svg:height="2.829cm" svg:x="15.921cm" svg:y="4.671cm">
          <draw:image xlink:href="Pictures/100002010000008000000080BE49BF11.png" xlink:type="simple" xlink:show="embed" xlink:actuate="onLoad">
            <text:p/>
          </draw:image>
        </draw:frame>
        <draw:frame draw:style-name="gr1" draw:text-style-name="P1" draw:layer="layout" svg:width="2.829cm" svg:height="2.829cm" svg:x="1.322cm" svg:y="4.64cm">
          <draw:image xlink:href="Pictures/100002010000008000000080BD6518C3.png" xlink:type="simple" xlink:show="embed" xlink:actuate="onLoad">
            <text:p/>
          </draw:image>
        </draw:frame>
        <draw:frame draw:style-name="gr2" draw:text-style-name="P3" draw:layer="layout" svg:width="2.111cm" svg:height="0.725cm" svg:x="4cm" svg:y="5.025cm">
          <draw:text-box>
            <text:p text:style-name="P2"><text:span text:style-name="T1">Filtering</text:span></text:p>
          </draw:text-box>
        </draw:frame>
        <draw:line draw:style-name="gr3" draw:text-style-name="P4" draw:layer="layout" svg:x1="4.151cm" svg:y1="6.015cm" svg:x2="5.914cm" svg:y2="6.015cm">
          <text:p/>
        </draw:line>
        <draw:frame draw:style-name="gr4" draw:text-style-name="P5" draw:layer="layout" svg:width="2.898cm" svg:height="0.725cm" svg:x="8.852cm" svg:y="5.025cm">
          <draw:text-box>
            <text:p text:style-name="P2"><text:span text:style-name="T1">Aggregation</text:span></text:p>
          </draw:text-box>
        </draw:frame>
        <draw:frame draw:style-name="gr5" draw:text-style-name="P5" draw:layer="layout" svg:width="1.751cm" svg:height="0.725cm" svg:x="14.099cm" svg:y="5cm">
          <draw:text-box>
            <text:p text:style-name="P2"><text:span text:style-name="T1">Charts</text:span></text:p>
          </draw:text-box>
        </draw:frame>
        <draw:line draw:style-name="gr3" draw:text-style-name="P4" draw:layer="layout" svg:x1="8.904cm" svg:y1="6.015cm" svg:x2="11.75cm" svg:y2="6cm">
          <text:p/>
        </draw:line>
        <draw:line draw:style-name="gr3" draw:text-style-name="P4" draw:layer="layout" svg:x1="14.35cm" svg:y1="6cm" svg:x2="15.85cm" svg:y2="6cm">
          <text:p/>
        </draw:line>
        <draw:g>
          <draw:frame draw:style-name="gr1" draw:text-style-name="P1" draw:layer="layout" svg:width="2.829cm" svg:height="2.829cm" svg:x="6.075cm" svg:y="4.685cm">
            <draw:image xlink:href="Pictures/100002010000008000000080BD6518C3.png" xlink:type="simple" xlink:show="embed" xlink:actuate="onLoad">
              <text:p/>
            </draw:image>
          </draw:frame>
          <draw:custom-shape draw:style-name="gr6" draw:text-style-name="P1" draw:layer="layout" svg:width="2.546cm" svg:height="1.175cm" svg:x="6.214cm" svg:y="4.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546cm" svg:height="1.175cm" svg:x="6.214cm" svg:y="6.40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6.214cm" svg:y1="5.425cm" svg:x2="8.76cm" svg:y2="5.425cm">
            <text:p/>
          </draw:line>
          <draw:line draw:style-name="gr7" draw:text-style-name="P1" draw:layer="layout" svg:x1="6.214cm" svg:y1="6.404cm" svg:x2="8.76cm" svg:y2="6.404cm">
            <text:p/>
          </draw:line>
        </draw:g>
        <draw:frame draw:style-name="gr1" draw:text-style-name="P1" draw:layer="layout" svg:width="2.572cm" svg:height="2.572cm" svg:x="11.724cm" svg:y="4.768cm">
          <draw:image xlink:href="Pictures/1000020100000080000000807B168E83.png" xlink:type="simple" xlink:show="embed" xlink:actuate="onLoad">
            <text:p/>
          </draw:image>
        </draw:frame>
        <draw:custom-shape draw:style-name="gr6" draw:text-style-name="P1" draw:layer="layout" svg:width="1.292cm" svg:height="0.361cm" svg:x="12.194cm" svg:y="5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2T13:37:18</meta:creation-date>
    <dc:date>2012-08-22T20:36:06</dc:date>
    <meta:editing-duration>PT3M19S</meta:editing-duration>
    <meta:editing-cycles>4</meta:editing-cycles>
    <meta:generator>LibreOffice/3.5$Linux_x86 LibreOffice_project/350m1$Build-2</meta:generator>
    <meta:document-statistic meta:object-count="16"/>
  </office:meta>
</office:document-meta>
</file>